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office:automatic-styles>
  <office:body>
    <office:text text:use-soft-page-breaks="true">
      <text:p text:style-name="P1">Subject: Customer Preferences Impacting F&amp;I Choices</text:p>
      <text:p text:style-name="Normal">Sharing insights on how customer preferences drive F&amp;I product selections. These insights personalize our approach and enhance customer satisfaction.</text:p>
      <text:p text:style-name="Normal"/>
      <text:p text:style-name="Normal">Customer Preferences and Correlations:</text:p>
      <text:p text:style-name="Normal"/>
      <text:p text:style-name="Normal">Extended Warranty:</text:p>
      <text:p text:style-name="Normal">Preference: Long-term ownership</text:p>
      <text:p text:style-name="Normal">Correlation: High</text:p>
      <text:p text:style-name="Normal"/>
      <text:p text:style-name="Normal">GAP Insurance:</text:p>
      <text:p text:style-name="Normal">Preference: Leasing or financing</text:p>
      <text:p text:style-name="Normal">Correlation: High</text:p>
      <text:p text:style-name="Normal"/>
      <text:p text:style-name="Normal">Lease-End Protection:</text:p>
      <text:p text:style-name="Normal">Preference: Leasing</text:p>
      <text:p text:style-name="Normal">Correlation: High</text:p>
      <text:p text:style-name="Normal"/>
      <text:p text:style-name="Normal">Tire &amp; Wheel Protection:</text:p>
      <text:p text:style-name="Normal">Preference: Rough roads</text:p>
      <text:p text:style-name="Normal">Correlation: High</text:p>
      <text:p text:style-name="Normal"/>
      <text:p text:style-name="Normal">Appearance Protection:</text:p>
      <text:p text:style-name="Normal">Preference: Aesthetics, resale</text:p>
      <text:p text:style-name="Normal">Correlation: Mid</text:p>
      <text:p text:style-name="Normal"/>
      <text:p text:style-name="Normal"/>
      <text:p text:style-name="Normal">Prepaid Maintenance Plan:</text:p>
      <text:p text:style-name="Normal">Preference: Hassle-free service</text:p>
      <text:p text:style-name="Normal">Correlation: Mid</text:p>
      <text:p text:style-name="Normal"/>
      <text:soft-page-break/>
      <text:p text:style-name="Normal">Roadside Assistance:</text:p>
      <text:p text:style-name="Normal">Preference: Frequent travel</text:p>
      <text:p text:style-name="Normal">Correlation: Mid</text:p>
      <text:p text:style-name="Normal">Impact Example:</text:p>
      <text:p text:style-name="Normal">Imagine a customer expressing a desire for long-term vehicle ownership. By recognizing this preference, we recommended an extended warranty package. This not only provided the customer with comprehensive coverage but also aligned perfectly with their ownership goals. The result? A highly satisfied customer who felt heard and valued – a testament to the power of understanding and catering to individual preferences.</text:p>
      <text:p text:style-name="Normal">Applications:</text:p>
      <text:p text:style-name="Normal">By leveraging these correlations, our sales team can engage in more personalized interactions with customers. When a customer indicates their preference for leasing or financing, our team can seamlessly introduce GAP insurance and lease-end protection, aligning with their needs. Similarly, for customers in areas with rough roads, suggesting tire and wheel protection becomes a natural extension of their vehicle choice. These tailored recommendations enhance customer trust and satisfaction, demonstrating that we truly understand and cater to their unique circumstances.</text:p>
      <text:p text:style-name="Normal">Business Benefits:</text:p>
      <text:p text:style-name="Normal">These personalized offerings have significant positive impacts across the board. By aligning products with customer preferences, we create a more satisfying buying experience. This increased satisfaction translates to stronger customer loyalty and positive word-of-mouth, bolstering our reputation.</text:p>
      <text:p text:style-name="Normal">Furthermore, tailored interactions lead to more informed purchasing decisions. As customers see that we prioritize their individual needs, they're more likely to choose products that genuinely enhance their ownership experience. This informed decision-making contributes to increased sales and improved product penetration.</text:p>
      <text:p text:style-name="Normal">Ultimately, these efforts drive revenue growth by maximizing product uptake, boosting customer retention, and fostering a customer-centric brand image. By strategically leveraging correlations, we create a win-win scenario: happier customers and a healthier bottom line.</text:p>
      <text:p text:style-name="Normal">Adaptation and Feedback:</text:p>
      <text:p text:style-name="Normal">It's important to recognize that customer preferences are not static. As the market evolves and trends change, so do our customers' priorities. This underscores the need for continuous data analysis and adaptation. By closely monitoring shifts in customer preferences, we can fine-tune our correlations to ensure they remain accurate and relevant. This adaptive approach allows us to stay ahead of changing customer needs, ensuring our offerings remain compelling and effective over time.</text:p>
      <text:p text:style-name="Normal">Conclusion:</text:p>
      <text:p text:style-name="Normal">In conclusion, our ability to recognize and respond to customer preferences plays a pivotal role in shaping our F&amp;I product recommendations. By tailoring our offerings to individual needs, we create a customer-centric experience that enhances relationships and fosters trust. This approach not only ensures customer satisfaction but also drives sales, strengthens loyalty, and positions us as a brand<text:s/><text:soft-page-break/>that genuinely understands and cares for its customers. As we continue to adapt and refine our strategies based on evolving preferences, we're not just selling products – we're building lasting connections that contribute to our long-term succes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Ibrahim Puri</meta:initial-creator>
    <dc:creator>Ibrahim Puri</dc:creator>
    <meta:creation-date>2023-08-31T21:18:00Z</meta:creation-date>
    <dc:date>2023-08-31T21:24:00Z</dc:date>
    <meta:template xlink:href="Normal" xlink:type="simple"/>
    <meta:editing-cycles>1</meta:editing-cycles>
    <meta:editing-duration>PT360S</meta:editing-duration>
    <meta:document-statistic meta:page-count="3" meta:paragraph-count="7" meta:word-count="572" meta:character-count="3827" meta:row-count="27" meta:non-whitespace-character-count="3262"/>
  </office:meta>
</office:document-meta>
</file>